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5cm" fo:min-width="6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3.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3.6cm" svg:x="7.1cm" svg:y="4.1cm">
          <text:p text:style-name="P1">Lire la carte de </text:p>
          <text:p text:style-name="P1">contrôle d’accè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5cm" svg:x="2cm" svg:y="5.2cm">
          <text:p text:style-name="P1">entré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8cm" svg:height="1.5cm" svg:x="14.4cm" svg:y="5.2cm">
          <text:p text:style-name="P1">sorti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5.4cm" svg:height="1.673cm" svg:x="1.6cm" svg:y="6.5cm">
          <draw:text-box>
            <text:p>Numéro de carte (varchar(10))</text:p>
          </draw:text-box>
        </draw:frame>
        <draw:custom-shape draw:style-name="gr1" draw:text-style-name="P1" draw:layer="layout" svg:width="7cm" svg:height="3.6cm" svg:x="7.1cm" svg:y="12.3cm">
          <text:p text:style-name="P1">Prendre des</text:p>
          <text:p text:style-name="P1">phot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5cm" svg:x="1.8cm" svg:y="13.2cm">
          <text:p text:style-name="P1">entré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8cm" svg:height="1.5cm" svg:x="14.6cm" svg:y="13.4cm">
          <text:p text:style-name="P1">sorti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8cm" svg:height="1cm" svg:x="1.8cm" svg:y="14.7cm">
          <draw:text-box>
            <text:p>Prendre l’obje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8T17:19:34.128544516</meta:creation-date>
    <dc:date>2021-01-28T17:29:54.892362895</dc:date>
    <meta:editing-duration>P0D</meta:editing-duration>
    <meta:editing-cycles>1</meta:editing-cycles>
    <meta:document-statistic meta:object-count="8"/>
    <meta:generator>LibreOffice/6.3.5.2$Linux_X86_64 LibreOffice_project/30$Build-2</meta:generator>
  </office:meta>
</office:document-meta>
</file>